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Standard">
      <style:text-properties fo:language="ru" fo:country="RU" officeooo:rsid="000615bb" officeooo:paragraph-rsid="000615bb"/>
    </style:style>
    <style:style style:name="P3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a561a4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a561a4"/>
    </style:style>
    <style:style style:name="P9" style:family="paragraph" style:parent-style-name="Standard">
      <style:paragraph-properties fo:text-align="start" style:justify-single-word="false"/>
      <style:text-properties officeooo:paragraph-rsid="00acf25f"/>
    </style:style>
    <style:style style:name="P10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1" style:family="paragraph" style:parent-style-name="Standard">
      <style:paragraph-properties fo:text-align="justify" style:justify-single-word="false"/>
      <style:text-properties officeooo:rsid="00a71886" officeooo:paragraph-rsid="00a71886"/>
    </style:style>
    <style:style style:name="P12" style:family="paragraph" style:parent-style-name="Standard">
      <style:text-properties officeooo:rsid="00aa4a4e" officeooo:paragraph-rsid="00aa4a4e"/>
    </style:style>
    <style:style style:name="P13" style:family="paragraph" style:parent-style-name="Standard">
      <style:text-properties officeooo:paragraph-rsid="00acf25f"/>
    </style:style>
    <style:style style:name="P14" style:family="paragraph" style:parent-style-name="Standard">
      <style:text-properties officeooo:paragraph-rsid="00adf78a"/>
    </style:style>
    <style:style style:name="P15" style:family="paragraph" style:parent-style-name="Standard">
      <style:text-properties officeooo:paragraph-rsid="00af46be"/>
    </style:style>
    <style:style style:name="P16" style:family="paragraph" style:parent-style-name="Standard">
      <style:text-properties officeooo:paragraph-rsid="00af5e71"/>
    </style:style>
    <style:style style:name="P17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18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19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20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2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2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2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71886"/>
    </style:style>
    <style:style style:name="P2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b08f2"/>
    </style:style>
    <style:style style:name="P2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cf25f" officeooo:paragraph-rsid="00acf25f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8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30" style:family="paragraph" style:parent-style-name="Text_20_body">
      <style:text-properties officeooo:rsid="00ab08f2" officeooo:paragraph-rsid="00ab08f2"/>
    </style:style>
    <style:style style:name="P31" style:family="paragraph" style:parent-style-name="Text_20_body">
      <style:paragraph-properties fo:line-height="100%"/>
      <style:text-properties officeooo:rsid="00ab08f2" officeooo:paragraph-rsid="00ab08f2"/>
    </style:style>
    <style:style style:name="P32" style:family="paragraph" style:parent-style-name="Text_20_body">
      <style:text-properties officeooo:paragraph-rsid="00af46be"/>
    </style:style>
    <style:style style:name="P33" style:family="paragraph" style:parent-style-name="Heading_20_1" style:list-style-name=""/>
    <style:style style:name="P34" style:family="paragraph" style:parent-style-name="Heading_20_1">
      <style:text-properties officeooo:rsid="00aa4a4e" officeooo:paragraph-rsid="00aa4a4e"/>
    </style:style>
    <style:style style:name="P35" style:family="paragraph" style:parent-style-name="Heading_20_1">
      <style:paragraph-properties fo:line-height="100%"/>
      <style:text-properties officeooo:paragraph-rsid="00ab08f2"/>
    </style:style>
    <style:style style:name="P36" style:family="paragraph" style:parent-style-name="Heading_20_1">
      <style:text-properties officeooo:paragraph-rsid="00acf25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a561a4" style:font-size-asian="10pt" style:font-size-complex="10pt"/>
    </style:style>
    <style:style style:name="T9" style:family="text">
      <style:text-properties officeooo:rsid="00a71886"/>
    </style:style>
    <style:style style:name="T10" style:family="text">
      <style:text-properties officeooo:rsid="00a8fc6c"/>
    </style:style>
    <style:style style:name="T11" style:family="text">
      <style:text-properties officeooo:rsid="00aa4a4e"/>
    </style:style>
    <style:style style:name="T12" style:family="text">
      <style:text-properties officeooo:rsid="00ab08f2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acf25f" style:font-size-asian="9pt" style:font-size-complex="9pt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acf25f"/>
    </style:style>
    <style:style style:name="T18" style:family="text">
      <style:text-properties style:font-name="Liberation Serif" officeooo:rsid="00adf78a"/>
    </style:style>
    <style:style style:name="T19" style:family="text">
      <style:text-properties style:font-name="Liberation Serif" officeooo:rsid="00af46be"/>
    </style:style>
    <style:style style:name="T20" style:family="text">
      <style:text-properties style:font-name="Liberation Serif" officeooo:rsid="00af5e71"/>
    </style:style>
    <style:style style:name="T21" style:family="text">
      <style:text-properties style:font-name="Liberation Serif" fo:font-size="9pt" officeooo:rsid="00af5e71" style:font-size-asian="9pt" style:font-size-complex="9pt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fo:font-size="18pt" officeooo:rsid="00ab08f2" style:font-size-asian="18pt" style:font-size-complex="18pt"/>
    </style:style>
    <style:style style:name="T24" style:family="text">
      <style:text-properties style:font-name="Liberation Sans" fo:font-size="18pt" officeooo:rsid="00acf25f" style:font-size-asian="18pt" style:font-size-complex="18pt"/>
    </style:style>
    <style:style style:name="T25" style:family="text">
      <style:text-properties style:font-name="Liberation Sans" fo:font-size="18pt" officeooo:rsid="00acf25f" style:font-size-asian="15.75pt" style:font-size-complex="18pt"/>
    </style:style>
    <style:style style:name="T26" style:family="text">
      <style:text-properties style:font-name="Liberation Sans" fo:font-size="18pt" officeooo:rsid="00ab08f2" style:font-size-asian="15.75pt" style:font-size-complex="18pt"/>
    </style:style>
    <style:style style:name="T27" style:family="text">
      <style:text-properties style:font-name="DejaVu Sans Mono" fo:font-size="9pt" style:font-size-asian="9pt" style:font-size-complex="9pt"/>
    </style:style>
    <style:style style:name="T28" style:family="text">
      <style:text-properties style:font-name="DejaVu Sans Mono" fo:font-size="9pt" officeooo:rsid="00acf25f" style:font-size-asian="9pt" style:font-size-complex="9pt"/>
    </style:style>
    <style:style style:name="T29" style:family="text">
      <style:text-properties style:font-name="DejaVu Sans Mono" fo:font-size="9pt" officeooo:rsid="00adf78a" style:font-size-asian="9pt" style:font-size-complex="9pt"/>
    </style:style>
    <style:style style:name="T30" style:family="text">
      <style:text-properties style:font-name="DejaVu Sans Mono" fo:font-size="9pt" officeooo:rsid="00af46be" style:font-size-asian="9pt" style:font-size-complex="9pt"/>
    </style:style>
    <style:style style:name="T31" style:family="text">
      <style:text-properties style:font-name="DejaVu Sans Mono" fo:font-size="9pt" officeooo:rsid="00af5e71" style:font-size-asian="9pt" style:font-size-complex="9pt"/>
    </style:style>
    <style:style style:name="T32" style:family="text">
      <style:text-properties style:font-name="DejaVu Sans Mono" fo:font-size="8pt" style:font-size-asian="8pt" style:font-size-complex="8pt"/>
    </style:style>
    <style:style style:name="T33" style:family="text">
      <style:text-properties style:font-name="DejaVu Sans Mono" fo:font-size="8pt" officeooo:rsid="00af46be" style:font-size-asian="8pt" style:font-size-complex="8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GA-конструктор </text:p>
      <text:p text:style-name="P3">советских микро-ЭВМ</text:p>
      <text:p text:style-name="P1"/>
      <text:p text:style-name="P27">ДВК-1</text:p>
      <text:p text:style-name="P27">ДВК-2</text:p>
      <text:p text:style-name="P27">ДВК-3</text:p>
      <text:p text:style-name="P27">Электроника-60</text:p>
      <text:p text:style-name="P28"/>
      <text:p text:style-name="P28"/>
      <text:p text:style-name="P29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Содержание</text:p>
          </text:index-title>
          <text:p text:style-name="P44"><text:a xlink:type="simple" xlink:href="#__RefHeading___Toc1015_1594050684" text:style-name="Index_20_Link" text:visited-style-name="Index_20_Link">1. Введение<text:tab/>3</text:a></text:p>
          <text:p text:style-name="P44"><text:a xlink:type="simple" xlink:href="#__RefHeading___Toc6654_412920042" text:style-name="Index_20_Link" text:visited-style-name="Index_20_Link">2. Постановка задачи<text:tab/>3</text:a></text:p>
          <text:p text:style-name="P44"><text:a xlink:type="simple" xlink:href="#__RefHeading___Toc6656_412920042" text:style-name="Index_20_Link" text:visited-style-name="Index_20_Link">3. Внешние порты модуля<text:tab/>4</text:a></text:p>
          <text:p text:style-name="P44"><text:a xlink:type="simple" xlink:href="#__RefHeading___Toc6658_412920042" text:style-name="Index_20_Link" text:visited-style-name="Index_20_Link">4. Фильтрация входных сигналов<text:tab/>5</text:a></text:p>
          <text:p text:style-name="P44"><text:a xlink:type="simple" xlink:href="#__RefHeading___Toc6660_412920042" text:style-name="Index_20_Link" text:visited-style-name="Index_20_Link">5. Формирование ответа на шинную транзакцию<text:tab/>5</text:a></text:p>
          <text:p text:style-name="P44"><text:a xlink:type="simple" xlink:href="#__RefHeading___Toc6662_412920042" text:style-name="Index_20_Link" text:visited-style-name="Index_20_Link">6. Блок синхронной обработки и начальный сброс<text:tab/>6</text:a></text:p>
        </text:index-body>
      </text:table-of-content>
      <text:h text:style-name="P33" text:outline-level="1"/>
      <text:h text:style-name="P37" text:outline-level="1"><text:bookmark-start text:name="__RefHeading___Toc1015_1594050684"/>1. Введение<text:bookmark-end text:name="__RefHeading___Toc1015_1594050684"/></text:h>
      <text:p text:style-name="P2"/>
      <text:p text:style-name="P4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17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18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18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19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<text:bookmark-start text:name="__RefHeading___Toc6654_412920042"/>2. Постановка задачи<text:bookmark-end text:name="__RefHeading___Toc6654_412920042"/></text:h>
      <text:p text:style-name="P21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20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21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ляют состоянием исполнительных устройств.</text:p>
      <text:p text:style-name="P21">В случае появления логической 1 (активное состояние) на любом из входов модуль должен вызвать векторное прерывание.</text:p>
      <text:p text:style-name="P21">Присвоим регистру управления адрес 175300, регистру данных адрес 175302. Прерывание будет использовать вектор 310.</text:p>
      <text:p text:style-name="P21">Формат регистра CSR: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40">15</text:p>
          </table:table-cell>
          <table:table-cell table:style-name="Таблица1.A1" office:value-type="string">
            <text:p text:style-name="P40">14</text:p>
          </table:table-cell>
          <table:table-cell table:style-name="Таблица1.A1" office:value-type="string">
            <text:p text:style-name="P40">13</text:p>
          </table:table-cell>
          <table:table-cell table:style-name="Таблица1.A1" office:value-type="string">
            <text:p text:style-name="P40">12</text:p>
          </table:table-cell>
          <table:table-cell table:style-name="Таблица1.A1" office:value-type="string">
            <text:p text:style-name="P40">11</text:p>
          </table:table-cell>
          <table:table-cell table:style-name="Таблица1.A1" office:value-type="string">
            <text:p text:style-name="P40">10</text:p>
          </table:table-cell>
          <table:table-cell table:style-name="Таблица1.A1" office:value-type="string">
            <text:p text:style-name="P40">9</text:p>
          </table:table-cell>
          <table:table-cell table:style-name="Таблица1.A1" office:value-type="string">
            <text:p text:style-name="P40">8</text:p>
          </table:table-cell>
          <table:table-cell table:style-name="Таблица1.A1" office:value-type="string">
            <text:p text:style-name="P40">7</text:p>
          </table:table-cell>
          <table:table-cell table:style-name="Таблица1.A1" office:value-type="string">
            <text:p text:style-name="P40">6</text:p>
          </table:table-cell>
          <table:table-cell table:style-name="Таблица1.A1" office:value-type="string">
            <text:p text:style-name="P40">5</text:p>
          </table:table-cell>
          <table:table-cell table:style-name="Таблица1.A1" office:value-type="string">
            <text:p text:style-name="P40">4</text:p>
          </table:table-cell>
          <table:table-cell table:style-name="Таблица1.A1" office:value-type="string">
            <text:p text:style-name="P40">3</text:p>
          </table:table-cell>
          <table:table-cell table:style-name="Таблица1.A1" office:value-type="string">
            <text:p text:style-name="P40">2</text:p>
          </table:table-cell>
          <table:table-cell table:style-name="Таблица1.A1" office:value-type="string">
            <text:p text:style-name="P40">1</text:p>
          </table:table-cell>
          <table:table-cell table:style-name="Таблица1.P1" office:value-type="string">
            <text:p text:style-name="P40">0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41">IE</text:p>
          </table:table-cell>
          <table:table-cell table:style-name="Таблица1.A2" office:value-type="string">
            <text:p text:style-name="P41">IRQ</text:p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P2" office:value-type="string">
            <text:p text:style-name="P39"/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40">R/W</text:p>
          </table:table-cell>
          <table:table-cell table:style-name="Таблица1.A2" office:value-type="string">
            <text:p text:style-name="P40">R/W</text:p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A2" office:value-type="string">
            <text:p text:style-name="P39"/>
          </table:table-cell>
          <table:table-cell table:style-name="Таблица1.P2" office:value-type="string">
            <text:p text:style-name="P39"/>
          </table:table-cell>
        </table:table-row>
      </table:table>
      <text:p text:style-name="P21"/>
      <text:p text:style-name="P22">Бит 6 (<text:span text:style-name="T1">IE</text:span>) — разрешение прерывания. Это бит есть в регистре CSR всех стандарных устройств.</text:p>
      <text:p text:style-name="P22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<text:span text:style-name="T10">1/</text:span> в этот разряд приводит к сбросу ожидающего прерывания.</text:p>
      <text:p text:style-name="P22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22"/>
      <text:p text:style-name="P22">Формат регистра DR:</text:p>
      <text:p text:style-name="P22"/>
      <table:table table:name="Таблица2" table:style-name="Таблица2">
        <table:table-column table:style-name="Таблица2.A" table:number-columns-repeated="16"/>
        <table:table-row>
          <table:table-cell table:style-name="Таблица2.A1" office:value-type="string">
            <text:p text:style-name="P40">15</text:p>
          </table:table-cell>
          <table:table-cell table:style-name="Таблица2.A1" office:value-type="string">
            <text:p text:style-name="P40">14</text:p>
          </table:table-cell>
          <table:table-cell table:style-name="Таблица2.A1" office:value-type="string">
            <text:p text:style-name="P40">13</text:p>
          </table:table-cell>
          <table:table-cell table:style-name="Таблица2.A1" office:value-type="string">
            <text:p text:style-name="P40">12</text:p>
          </table:table-cell>
          <table:table-cell table:style-name="Таблица2.A1" office:value-type="string">
            <text:p text:style-name="P40">11</text:p>
          </table:table-cell>
          <table:table-cell table:style-name="Таблица2.A1" office:value-type="string">
            <text:p text:style-name="P40">10</text:p>
          </table:table-cell>
          <table:table-cell table:style-name="Таблица2.A1" office:value-type="string">
            <text:p text:style-name="P40">9</text:p>
          </table:table-cell>
          <table:table-cell table:style-name="Таблица2.A1" office:value-type="string">
            <text:p text:style-name="P40">8</text:p>
          </table:table-cell>
          <table:table-cell table:style-name="Таблица2.A1" office:value-type="string">
            <text:p text:style-name="P40">7</text:p>
          </table:table-cell>
          <table:table-cell table:style-name="Таблица2.A1" office:value-type="string">
            <text:p text:style-name="P40">6</text:p>
          </table:table-cell>
          <table:table-cell table:style-name="Таблица2.A1" office:value-type="string">
            <text:p text:style-name="P40">5</text:p>
          </table:table-cell>
          <table:table-cell table:style-name="Таблица2.A1" office:value-type="string">
            <text:p text:style-name="P40">4</text:p>
          </table:table-cell>
          <table:table-cell table:style-name="Таблица2.A1" office:value-type="string">
            <text:p text:style-name="P40">3</text:p>
          </table:table-cell>
          <table:table-cell table:style-name="Таблица2.A1" office:value-type="string">
            <text:p text:style-name="P40">2</text:p>
          </table:table-cell>
          <table:table-cell table:style-name="Таблица2.A1" office:value-type="string">
            <text:p text:style-name="P40">1</text:p>
          </table:table-cell>
          <table:table-cell table:style-name="Таблица2.P1" office:value-type="string">
            <text:p text:style-name="P40">0</text:p>
          </table:table-cell>
        </table:table-row>
        <table:table-row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2"/>
          </table:table-cell>
          <table:table-cell table:style-name="Таблица2.A2" office:value-type="string">
            <text:p text:style-name="P41">O2</text:p>
          </table:table-cell>
          <table:table-cell table:style-name="Таблица2.A2" office:value-type="string">
            <text:p text:style-name="P41">O1</text:p>
          </table:table-cell>
          <table:table-cell table:style-name="Таблица2.A2" office:value-type="string">
            <text:p text:style-name="P41">I2</text:p>
          </table:table-cell>
          <table:table-cell table:style-name="Таблица2.P2" office:value-type="string">
            <text:p text:style-name="P41">I1</text:p>
          </table:table-cell>
        </table:table-row>
        <table:table-row>
          <table:table-cell table:style-name="Таблица2.A2" office:value-type="string">
            <text:p text:style-name="P38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39"/>
          </table:table-cell>
          <table:table-cell table:style-name="Таблица2.A2" office:value-type="string">
            <text:p text:style-name="P40">R/W</text:p>
          </table:table-cell>
          <table:table-cell table:style-name="Таблица2.A2" office:value-type="string">
            <text:p text:style-name="P40">R/W</text:p>
          </table:table-cell>
          <table:table-cell table:style-name="Таблица2.A2" office:value-type="string">
            <text:p text:style-name="P40">R</text:p>
          </table:table-cell>
          <table:table-cell table:style-name="Таблица2.P2" office:value-type="string">
            <text:p text:style-name="P40">R</text:p>
          </table:table-cell>
        </table:table-row>
      </table:table>
      <text:p text:style-name="P22"/>
      <text:p text:style-name="P22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22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p text:style-name="P22"/>
      <text:h text:style-name="Heading_20_1" text:outline-level="1"><text:bookmark-start text:name="__RefHeading___Toc6656_412920042"/>3. Внешние порты модуля<text:bookmark-end text:name="__RefHeading___Toc6656_412920042"/></text:h>
      <text:p text:style-name="P4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4"/>
      <text:p text:style-name="P7"><text:span text:style-name="Source_20_Text"><text:span text:style-name="T7">module </text:span></text:span><text:span text:style-name="Source_20_Text"><text:span text:style-name="T8">dio </text:span></text:span><text:span text:style-name="Source_20_Text"><text:span text:style-name="T7">(</text:span></text:span></text:p>
      <text:p text:style-name="P7"><text:span text:style-name="Source_20_Text"><text:span text:style-name="T7"><text:s text:c="3"/>input <text:s text:c="17"/>wb_clk_i, <text:s text:c="2"/>// тактовая частота шины</text:span></text:span></text:p>
      <text:p text:style-name="P7"><text:span text:style-name="Source_20_Text"><text:span text:style-name="T7"><text:s text:c="3"/>input <text:s text:c="17"/>wb_rst_i, <text:s text:c="2"/>// сброс</text:span></text:span></text:p>
      <text:p text:style-name="P7"><text:span text:style-name="Source_20_Text"><text:span text:style-name="T7"><text:s text:c="3"/>input <text:s text:c="3"/>[1:0] <text:s text:c="8"/>wb_adr_i, <text:s text:c="2"/>// адрес </text:span></text:span></text:p>
      <text:p text:style-name="P7"><text:soft-page-break/><text:span text:style-name="Source_20_Text"><text:span text:style-name="T7"><text:s text:c="3"/>input <text:s text:c="5"/>[15:0] <text:s text:c="5"/>wb_dat_i, <text:s text:c="2"/>// входные данные</text:span></text:span></text:p>
      <text:p text:style-name="P7"><text:span text:style-name="Source_20_Text"><text:span text:style-name="T7"><text:s text:c="3"/>output reg [15:0] <text:s text:c="5"/>wb_dat_o, <text:s text:c="2"/>// выходные данные</text:span></text:span></text:p>
      <text:p text:style-name="P7"><text:span text:style-name="Source_20_Text"><text:span text:style-name="T7"><text:s text:c="3"/>input <text:s text:c="17"/>wb_cyc_i, <text:s text:c="2"/>// начало цикла шины</text:span></text:span></text:p>
      <text:p text:style-name="P7"><text:span text:style-name="Source_20_Text"><text:span text:style-name="T7"><text:s text:c="3"/>input <text:s text:c="17"/>wb_we_i, <text:s text:c="3"/>// разрешение записи (0 - чтение)</text:span></text:span></text:p>
      <text:p text:style-name="P7"><text:span text:style-name="Source_20_Text"><text:span text:style-name="T7"><text:s text:c="3"/>input <text:s text:c="17"/>wb_stb_i, <text:s text:c="2"/>// строб цикла шины</text:span></text:span></text:p>
      <text:p text:style-name="P7"><text:span text:style-name="Source_20_Text"><text:span text:style-name="T7"><text:s text:c="3"/>input <text:s text:c="5"/>[1:0] <text:s text:c="6"/>wb_sel_i, <text:s text:c="2"/>// выбор байтов для записи </text:span></text:span></text:p>
      <text:p text:style-name="P7"><text:span text:style-name="Source_20_Text"><text:span text:style-name="T7"><text:s text:c="3"/>output reg <text:s text:c="12"/>wb_ack_o, <text:s text:c="2"/>// подтверждение выбора устройства</text:span></text:span></text:p>
      <text:p text:style-name="P7"><text:span text:style-name="Source_20_Text"><text:span text:style-name="T7"/></text:span></text:p>
      <text:p text:style-name="P7"><text:span text:style-name="Source_20_Text"><text:span text:style-name="T7">// обработка прерывания <text:s text:c="2"/></text:span></text:span></text:p>
      <text:p text:style-name="P7"><text:span text:style-name="Source_20_Text"><text:span text:style-name="T7"><text:s text:c="3"/>output reg <text:s text:c="12"/>irq, <text:s text:c="7"/>// запрос</text:span></text:span></text:p>
      <text:p text:style-name="P7"><text:span text:style-name="Source_20_Text"><text:span text:style-name="T7"><text:s text:c="3"/>input <text:s text:c="17"/>iack, <text:s text:c="6"/>// подтверждение</text:span></text:span></text:p>
      <text:p text:style-name="P7"><text:span text:style-name="Source_20_Text"><text:span text:style-name="T7"><text:s text:c="3"/></text:span></text:span></text:p>
      <text:p text:style-name="P7"><text:span text:style-name="Source_20_Text"><text:span text:style-name="T7">// интерфейс </text:span></text:span><text:span text:style-name="Source_20_Text"><text:span text:style-name="T8">ввода-вывода дискретных сигналов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1</text:span></text:span><text:span text:style-name="Source_20_Text"><text:span text:style-name="T7">, <text:s text:c="3"/>// </text:span></text:span><text:span text:style-name="Source_20_Text"><text:span text:style-name="T8">выходная линия 1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2</text:span></text:span><text:span text:style-name="Source_20_Text"><text:span text:style-name="T7">, <text:s text:c="3"/>// </text:span></text:span><text:span text:style-name="Source_20_Text"><text:span text:style-name="T8">выходная линия 2</text:span></text:span></text:p>
      <text:p text:style-name="P6"><text:span text:style-name="Source_20_Text"><text:s text:c="3"/></text:span><text:span text:style-name="Source_20_Text"><text:span text:style-name="T6">input <text:s text:c="17"/>di1, <text:s text:c="3"/>// входной сигнал 1</text:span></text:span></text:p>
      <text:p text:style-name="P6"><text:span text:style-name="Source_20_Text"><text:s text:c="3"/></text:span><text:span text:style-name="Source_20_Text"><text:span text:style-name="T6">input <text:s text:c="17"/>di2 <text:s text:c="4"/>// входной сигнал 2</text:span></text:span></text:p>
      <text:p text:style-name="P6"><text:span text:style-name="Source_20_Text"><text:span text:style-name="T6"><text:s/>);</text:span></text:span></text:p>
      <text:p text:style-name="P5"/>
      <text:p text:style-name="P10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10"/>
      <text:h text:style-name="P34" text:outline-level="1"><text:bookmark-start text:name="__RefHeading___Toc6658_412920042"/>4. Фильтрация входных сигналов<text:bookmark-end text:name="__RefHeading___Toc6658_412920042"/></text:h>
      <text:p text:style-name="Standard">Поско<text:span text:style-name="T11">льку входные линии изменяют свое состояние асинхронно с тактовым сигналом шины, требуется обязательная фильтрация входных сигналов для предотвращения состояния метастабильности. Сделать это можно разными способами, простейший — цепочка из двух триггеров, образующая сдвиговый регистр. На выходе регистра получается уже отфильтрованный сигнал, пригодный для дальнейшей синхронной обработки. Вот пример схемы такого фильтра:</text:span></text:p>
      <text:p text:style-name="Standard"/>
      <text:p text:style-name="Standard"><text:span text:style-name="Source_20_Text"><text:span text:style-name="T7">//************************************* <text:s/></text:span></text:span></text:p>
      <text:p text:style-name="Standard"><text:span text:style-name="Source_20_Text"><text:span text:style-name="T7">//* Фильтрация входных сигналов</text:span></text:span></text:p>
      <text:p text:style-name="Standard"><text:span text:style-name="Source_20_Text"><text:span text:style-name="T7">//************************************* <text:s/></text:span></text:span></text:p>
      <text:p text:style-name="Standard"><text:span text:style-name="Source_20_Text"><text:span text:style-name="T7">always @ (posedge wb_clk_i) begin</text:span></text:span></text:p>
      <text:p text:style-name="Standard"><text:span text:style-name="Source_20_Text"><text:span text:style-name="T7"><text:s text:c="5"/>// вводим каждый сигнал в сдвиговый регистр</text:span></text:span></text:p>
      <text:p text:style-name="Standard"><text:span text:style-name="Source_20_Text"><text:span text:style-name="T7"><text:s text:c="5"/>di1_filter[0] &lt;= di1;</text:span></text:span></text:p>
      <text:p text:style-name="Standard"><text:span text:style-name="Source_20_Text"><text:span text:style-name="T7"><text:tab/> <text:s/>di1_filter[1] &lt;= di1_filter[0];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<text:s text:c="5"/>di2_filter[0] &lt;= di2;</text:span></text:span></text:p>
      <text:p text:style-name="Standard"><text:span text:style-name="Source_20_Text"><text:span text:style-name="T7"><text:tab/> <text:s/>di2_filter[1] &lt;= di2_filter[0];</text:span></text:span></text:p>
      <text:p text:style-name="Standard"><text:span text:style-name="Source_20_Text"><text:span text:style-name="T7">end</text:span></text:span></text:p>
      <text:p text:style-name="Standard"><text:span text:style-name="Source_20_Text"><text:span text:style-name="T7">// выходы сдвиговых регистров - это отфильтрованные сигналы</text:span></text:span></text:p>
      <text:p text:style-name="Standard"><text:span text:style-name="Source_20_Text"><text:span text:style-name="T7">assign di1f=di1_filter[1];</text:span></text:span></text:p>
      <text:p text:style-name="Standard"><text:span text:style-name="Source_20_Text"><text:span text:style-name="T7">assign di2f=di2_filter[1];</text:span></text:span></text:p>
      <text:p text:style-name="Standard"><text:span text:style-name="Source_20_Text"><text:span text:style-name="T7"/></text:span></text:p>
      <text:p text:style-name="P12">В реальной жизни, кроме фильтрации состояния метастабильности, скорее всего потребуется добавить в схему подавление дребезга, если на вход канала поступает сигнал от датчика с механическими контактами, <text:span text:style-name="T12">например кнопки или концевого выключателя. Но не будем зря усложнять тестовую схему.</text:span></text:p>
      <text:h text:style-name="Heading_20_1" text:outline-level="1"><text:bookmark-start text:name="__RefHeading___Toc6660_412920042"/>5. Формирование ответа на шинную транзакцию<text:bookmark-end text:name="__RefHeading___Toc6660_412920042"/></text:h>
      <text:p text:style-name="P30">Каждое периферийное устройство, находящееся на общей шине, в ответ на начало транзакции wb_stb должно сформировать ответ wb_ack, подтверждающий выполнение транзакции со стороны устройства. Вот пример схемы формирователя ответа:</text:p>
      <text:p text:style-name="P31"><text:soft-page-break/><text:span text:style-name="Source_20_Text"><text:span text:style-name="T13">wire reply=wb_cyc_i &amp; wb_stb_i &amp; ~wb_ack_o; <text:s text:c="4"/>// сигнал ответа на шинную транзакцию</text:span></text:span></text:p>
      <text:p text:style-name="P31"><text:span text:style-name="Source_20_Text"><text:span text:style-name="T13">always @(posedge wb_clk_i or posedge wb_rst_i)</text:span></text:span></text:p>
      <text:p text:style-name="P31"><text:span text:style-name="Source_20_Text"><text:span text:style-name="T13"><text:s text:c="2"/>if (wb_rst_i == 1'b1) wb_ack_o &lt;= 1'b0; <text:s text:c="4"/>// при общем сбросе сбрасываем сигнал подтверждения</text:span></text:span></text:p>
      <text:p text:style-name="P31"><text:span text:style-name="Source_20_Text"><text:span text:style-name="T13"><text:s text:c="4"/>else wb_ack_o &lt;= reply; <text:s text:c="20"/>// выводим сигнал ответа на шину</text:span></text:span></text:p>
      <text:h text:style-name="P35" text:outline-level="1"><text:bookmark-start text:name="__RefHeading___Toc6662_412920042"/><text:span text:style-name="T12">6</text:span>. <text:span text:style-name="T9">Блок синхронной обработки и начальный сброс</text:span><text:bookmark-end text:name="__RefHeading___Toc6662_412920042"/></text:h>
      <text:p text:style-name="P11">Всю обработку мы будем делать в едином always-блоке, синхронизированном с тактовым сигналом шины wishbone. В более сложных проектах часть логики, конечно, имеет смысл вынести в отдельные блоки, но в данном случае этого не требуется.</text:p>
      <text:p text:style-name="P24">Первое, что обязательно надо сделать — это сбросить все внутренние флаги модуля, а выходные линии do1 и do2 установить в начальное состояние, например в 0:</text:p>
      <text:p text:style-name="P23"><text:span text:style-name="Source_20_Text"><text:span text:style-name="T14">always @(posedge wb_clk_i) <text:s text:c="2"/>begin</text:span></text:span></text:p>
      <text:p text:style-name="P23"><text:span text:style-name="Source_20_Text"><text:span text:style-name="T14"><text:s text:c="4"/>if (wb_rst_i == 1'b1) begin</text:span></text:span></text:p>
      <text:p text:style-name="P23"><text:span text:style-name="Source_20_Text"><text:span text:style-name="T14"><text:tab/> <text:s text:c="3"/>//******************</text:span></text:span></text:p>
      <text:p text:style-name="P23"><text:span text:style-name="Source_20_Text"><text:span text:style-name="T14"><text:s text:c="7"/>// сброс системы</text:span></text:span></text:p>
      <text:p text:style-name="P23"><text:span text:style-name="Source_20_Text"><text:span text:style-name="T14"><text:tab/> <text:s text:c="3"/>//******************</text:span></text:span></text:p>
      <text:p text:style-name="P23"><text:span text:style-name="Source_20_Text"><text:span text:style-name="T14"><text:s text:c="7"/>interrupt_state &lt;= i_idle ; // состояние ожэидания прерывания</text:span></text:span></text:p>
      <text:p text:style-name="P23"><text:span text:style-name="Source_20_Text"><text:span text:style-name="T14"><text:s text:c="7"/>irq &lt;= 1'b0 ; <text:s text:c="13"/>// снимаем запрос на прерывания</text:span></text:span></text:p>
      <text:p text:style-name="P23"><text:span text:style-name="Source_20_Text"><text:span text:style-name="T14"><text:s text:c="7"/>ie &lt;= 1'b0; <text:s text:c="15"/>// запрещаем прерывания</text:span></text:span></text:p>
      <text:p text:style-name="P23"><text:span text:style-name="Source_20_Text"><text:span text:style-name="T14"><text:s text:c="7"/>interrupt_trigger &lt;= 1'b1; // сбрасываем триггер запроса прерывания</text:span></text:span></text:p>
      <text:p text:style-name="P23"><text:span text:style-name="Source_20_Text"><text:span text:style-name="T14"><text:tab/><text:tab/> di1old &lt;= 1'b0; <text:s text:c="9"/>// сбрасываем предыдущие значения</text:span></text:span></text:p>
      <text:p text:style-name="P23"><text:span text:style-name="Source_20_Text"><text:span text:style-name="T14"><text:tab/><text:tab/> di2old &lt;= 1'b0; <text:s text:c="9"/>// <text:s text:c="3"/>входных сигналов</text:span></text:span></text:p>
      <text:p text:style-name="P23"><text:span text:style-name="Source_20_Text"><text:span text:style-name="T14"><text:tab/><text:tab/> do1 &lt;= 1'b0; <text:s text:c="12"/>// устанавливаем в начальное значение</text:span></text:span></text:p>
      <text:p text:style-name="P23"><text:span text:style-name="Source_20_Text"><text:span text:style-name="T14"><text:tab/><text:tab/> do2 &lt;= 1'b0; <text:s text:c="12"/>// выходные сигналы</text:span></text:span></text:p>
      <text:p text:style-name="P23"><text:span text:style-name="Source_20_Text"><text:span text:style-name="T14"><text:s text:c="4"/>end</text:span></text:span></text:p>
      <text:p text:style-name="P23"><text:span text:style-name="Source_20_Text"><text:span text:style-name="T14"/></text:span></text:p>
      <text:h text:style-name="P36" text:outline-level="1"><text:span text:style-name="Source_20_Text"><text:span text:style-name="T25">7. </text:span></text:span><text:span text:style-name="Source_20_Text"><text:span text:style-name="T26">Выделение</text:span></text:span><text:span text:style-name="Source_20_Text"><text:span text:style-name="T23"> сигналов </text:span></text:span><text:span text:style-name="Source_20_Text"><text:span text:style-name="T24">управления шиной</text:span></text:span></text:h>
      <text:p text:style-name="P25">Нас интересуют 2 сигнала — запрос чтения и запрос записи. Выделяем их из сигналов wishbone:</text:p>
      <text:p text:style-name="P24"><text:span text:style-name="Source_20_Text"><text:span text:style-name="T14">wire bus_strobe = wb_cyc_i &amp; wb_stb_i; <text:s text:c="8"/>// строб цикла шины</text:span></text:span></text:p>
      <text:p text:style-name="P24"><text:span text:style-name="Source_20_Text"><text:span text:style-name="T14">wire bus_read_req = bus_strobe &amp; ~wb_we_i; <text:s text:c="4"/>// запрос чтения</text:span></text:span></text:p>
      <text:p text:style-name="P24"><text:span text:style-name="Source_20_Text"><text:span text:style-name="T14">wire bus_write_req = bus_strobe &amp; wb_we_i; <text:s text:c="4"/>// запрос записи</text:span></text:span></text:p>
      <text:p text:style-name="P23"><text:span text:style-name="Source_20_Text"><text:span text:style-name="T14"/></text:span></text:p>
      <text:h text:style-name="Heading_20_1" text:outline-level="1"><text:span text:style-name="Source_20_Text"><text:span text:style-name="T22">8. Обработка запросов чтения регистров</text:span></text:span></text:h>
      <text:p text:style-name="P13"><text:span text:style-name="Source_20_Text"><text:span text:style-name="T17">При поступлении строба bus_read_req следует выставить на выходную шину данных модуля содержимое регистров CSR или DR, в зависимости от состояния лини адреса wb_adr_i[1]: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5">if (bus_read_req == 1'b1) <text:s text:c="2"/>begin</text:span></text:span></text:p>
      <text:p text:style-name="P13"><text:span text:style-name="Source_20_Text"><text:span text:style-name="T15"><text:s text:c="9"/>case (wb_adr_i[1])</text:span></text:span></text:p>
      <text:p text:style-name="P13"><text:span text:style-name="Source_20_Text"><text:span text:style-name="T15"><text:s text:c="11"/>1'b0 : // 175300 - CSR</text:span></text:span></text:p>
      <text:p text:style-name="P13"><text:span text:style-name="Source_20_Text"><text:span text:style-name="T15"><text:s text:c="21"/>wb_dat_o &lt;= {9'o0, ie, interrupt_trigger,5'o0}; <text:s text:c="2"/></text:span></text:span></text:p>
      <text:p text:style-name="P13"><text:span text:style-name="Source_20_Text"><text:span text:style-name="T15"><text:s text:c="11"/>1'b1 : // 175302 - DR</text:span></text:span></text:p>
      <text:p text:style-name="P13"><text:span text:style-name="Source_20_Text"><text:span text:style-name="T15"><text:s text:c="21"/>wb_dat_o &lt;= {12'o0, do2, do1, di2f, di1f}; <text:s text:c="2"/></text:span></text:span></text:p>
      <text:p text:style-name="P13"><text:span text:style-name="Source_20_Text"><text:span text:style-name="T15"><text:s text:c="9"/>endcase </text:span></text:span></text:p>
      <text:p text:style-name="P13"><text:span text:style-name="Source_20_Text"><text:span text:style-name="T15">end</text:span></text:span><text:span text:style-name="Source_20_Text"><text:span text:style-name="T14"> </text:span></text:span></text:p>
      <text:p text:style-name="P13"><text:span text:style-name="Source_20_Text"/></text:p>
      <text:p text:style-name="P26"><text:span text:style-name="Source_20_Text"><text:span text:style-name="T16">В да</text:span></text:span><text:span text:style-name="Source_20_Text"><text:span text:style-name="T17">нном случае мы выставляем на шину только значащие биты. Остальные биты заменяем нулями.</text:span></text:span></text:p>
      <text:p text:style-name="Standard"><text:span text:style-name="Source_20_Text"><text:span text:style-name="T17"/></text:span></text:p>
      <text:h text:style-name="Heading_20_1" text:outline-level="1"><text:span text:style-name="Source_20_Text"><text:span text:style-name="T22">9. Обработка запросов записи регистров.</text:span></text:span></text:h>
      <text:p text:style-name="P13"><text:span text:style-name="Source_20_Text"><text:span text:style-name="T17">При поступлении сигнала bus_write_req с входной шины данных следует прочитать содержимое значащих бит и записать их в соответствующие регистры:</text:span></text:span></text:p>
      <text:p text:style-name="P13"><text:span text:style-name="Source_20_Text"><text:span text:style-name="T17"/></text:span></text:p>
      <text:p text:style-name="P9"><text:span text:style-name="Source_20_Text"><text:span text:style-name="T28"><text:s/>// запись регистров <text:s text:c="2"/></text:span></text:span></text:p>
      <text:p text:style-name="P9"><text:span text:style-name="Source_20_Text"><text:span text:style-name="T28"><text:s/>else if (bus_write_req == 1'b1) <text:s/>begin</text:span></text:span></text:p>
      <text:p text:style-name="P9"><text:span text:style-name="Source_20_Text"><text:span text:style-name="T28"><text:s text:c="3"/>if (wb_sel_i[0] == 1'b1) <text:s/></text:span></text:span></text:p>
      <text:p text:style-name="P9"><text:span text:style-name="Source_20_Text"><text:span text:style-name="T28"><text:s text:c="3"/>// запись младших байтов</text:span></text:span></text:p>
      <text:p text:style-name="P9"><text:span text:style-name="Source_20_Text"><text:span text:style-name="T28"><text:s text:c="5"/>case (wb_adr_i[1])</text:span></text:span></text:p>
      <text:p text:style-name="P9"><text:span text:style-name="Source_20_Text"><text:span text:style-name="T28"><text:s text:c="5"/>// 175300 - CSR</text:span></text:span></text:p>
      <text:p text:style-name="P9"><text:span text:style-name="Source_20_Text"><text:span text:style-name="T28"><text:s text:c="5"/>1'b0: <text:s/>begin</text:span></text:span></text:p>
      <text:p text:style-name="P9"><text:span text:style-name="Source_20_Text"><text:span text:style-name="T28"><text:s text:c="9"/>ie &lt;= wb_dat_i[6]; <text:s text:c="2"/>// флаг разрешения прерывания</text:span></text:span></text:p>
      <text:p text:style-name="P9"><text:span text:style-name="Source_20_Text"><text:span text:style-name="T28"><text:s text:c="9"/>if (wb_dat_i[5] == 1'b1) interrupt_trigger &lt;= 1'b0; // сброс </text:span></text:span><text:span text:style-name="Source_20_Text"><text:span text:style-name="T29">запроса</text:span></text:span><text:span text:style-name="Source_20_Text"><text:span text:style-name="T28"> прерывания</text:span></text:span></text:p>
      <text:p text:style-name="P9"><text:span text:style-name="Source_20_Text"><text:span text:style-name="T28"><text:tab/> <text:s text:c="2"/>end <text:s/></text:span></text:span></text:p>
      <text:p text:style-name="P9"><text:span text:style-name="Source_20_Text"><text:span text:style-name="T28"/></text:span></text:p>
      <text:p text:style-name="P9"><text:span text:style-name="Source_20_Text"><text:span text:style-name="T28"><text:s text:c="5"/>// 175302 - DR</text:span></text:span></text:p>
      <text:p text:style-name="P9"><text:span text:style-name="Source_20_Text"><text:span text:style-name="T28"><text:s text:c="5"/>1'b1 : begin</text:span></text:span></text:p>
      <text:p text:style-name="P9"><text:span text:style-name="Source_20_Text"><text:span text:style-name="T28"><text:s text:c="9"/>// </text:span></text:span><text:span text:style-name="Source_20_Text"><text:span text:style-name="T29">запись регистров выходных линий</text:span></text:span></text:p>
      <text:p text:style-name="P9"><text:span text:style-name="Source_20_Text"><text:span text:style-name="T28"><text:tab/><text:tab/> do1&lt;=wb_dat_i[2];</text:span></text:span></text:p>
      <text:p text:style-name="P9"><text:span text:style-name="Source_20_Text"><text:span text:style-name="T28"><text:tab/><text:tab/> do2&lt;=wb_dat_i[3];</text:span></text:span></text:p>
      <text:p text:style-name="P9"><text:span text:style-name="Source_20_Text"><text:span text:style-name="T28"><text:tab/><text:tab/></text:span></text:span><text:span text:style-name="Source_20_Text"><text:span text:style-name="T29">e</text:span></text:span><text:span text:style-name="Source_20_Text"><text:span text:style-name="T28">nd<text:tab/></text:span></text:span></text:p>
      <text:p text:style-name="P9"><text:span text:style-name="Source_20_Text"><text:span text:style-name="T28"><text:s text:c="5"/>endcase </text:span></text:span></text:p>
      <text:p text:style-name="P9"><text:span text:style-name="Source_20_Text"><text:span text:style-name="T28">end</text:span></text:span></text:p>
      <text:p text:style-name="P13"><text:span text:style-name="Source_20_Text"><text:span text:style-name="T17"/></text:span></text:p>
      <text:p text:style-name="P14"><text:span text:style-name="Source_20_Text"><text:span text:style-name="T18">В данном случае анализируется только запись младших байтов регистров, поскольку разряды старших байтов не содержат полезной информации.</text:span></text:span></text:p>
      <text:p text:style-name="P14"><text:span text:style-name="Source_20_Text"><text:span text:style-name="T18">В более сложных случаях в этом блоке производится анализ некоторых разрядов и запуск обработки команд.</text:span></text:span></text:p>
      <text:p text:style-name="P14"><text:span text:style-name="Source_20_Text"><text:span text:style-name="T18"/></text:span></text:p>
      <text:h text:style-name="Heading_20_1" text:outline-level="1"><text:span text:style-name="Source_20_Text"><text:span text:style-name="T22">10. Обнаружение условий для прерывания.</text:span></text:span></text:h>
      <text:p text:style-name="P14"><text:span text:style-name="Source_20_Text"><text:span text:style-name="T18">По условиям задачи, любое изменение состояния входных линий должно вызывать запрос на векторное прерывание. Для этого в схеме предусмотрен регистр interrupt_trigger. Он взводится, когда изменяется любая из входных линий, и сбрасывается после обработки прерывания, или записи 1 в разряд IRQ регистра CSR.</text:span></text:span></text:p>
      <text:p text:style-name="P14"><text:span text:style-name="Source_20_Text"><text:span text:style-name="T18">Вот схема обнаружения перепадов входных сигналов:</text:span></text:span></text:p>
      <text:p text:style-name="P14"><text:span text:style-name="Source_20_Text"><text:span text:style-name="T18"/></text:span></text:p>
      <text:p text:style-name="P14"><text:span text:style-name="Source_20_Text"><text:span text:style-name="T29">reg di1old,di2old;</text:span></text:span></text:p>
      <text:p text:style-name="P14"><text:span text:style-name="Source_20_Text"><text:span text:style-name="T27"/></text:span></text:p>
      <text:p text:style-name="P14"><text:span text:style-name="Source_20_Text"><text:span text:style-name="T29">if ((di1old != di1f) || (di2old != di2f)) interrupt_trigger &lt;= 1'b1;</text:span></text:span></text:p>
      <text:p text:style-name="P14"><text:span text:style-name="Source_20_Text"><text:span text:style-name="T29">di1old &lt;= di1f;</text:span></text:span></text:p>
      <text:p text:style-name="P14"><text:span text:style-name="Source_20_Text"><text:span text:style-name="T29">di2old &lt;= di2f;</text:span></text:span></text:p>
      <text:p text:style-name="P14"><text:span text:style-name="Source_20_Text"><text:span text:style-name="T29"/></text:span></text:p>
      <text:p text:style-name="P14"><text:span text:style-name="Source_20_Text"><text:span text:style-name="T18">Предыдущие состояния входных сигналов сохранияются в регистрах di1old и di2old и сравниваются с текущим состоянием этих сигналов.</text:span></text:span></text:p>
      <text:p text:style-name="P14"><text:span text:style-name="Source_20_Text"><text:span text:style-name="T18"/></text:span></text:p>
      <text:h text:style-name="Heading_20_1" text:outline-level="1"><text:span text:style-name="Source_20_Text">11. </text:span><text:span text:style-name="Source_20_Text"><text:span text:style-name="T22">Обработка</text:span></text:span><text:span text:style-name="Source_20_Text"> запросов прерывания</text:span></text:h>
      <text:p text:style-name="P32"><text:span text:style-name="Source_20_Text"><text:span text:style-name="T19">Эта схема нужна для формирования выходного сигнала IRQ, поступающего к контроллеру прерываний, и ожидания ответного сигнала IACK от этого контроллера. Всю остальную </text:span></text:span><text:soft-page-break/><text:span text:style-name="Source_20_Text"><text:span text:style-name="T19">работу, в том числе и формирование правильного адреса вектора, берет на себя контроллер прерываний.</text:span></text:span></text:p>
      <text:p text:style-name="P32"><text:span text:style-name="Source_20_Text"><text:span text:style-name="T19">Схему формирователя запроса прерывания можно создавать разными способами, я предпочитаю это делать через машину состояний:</text:span></text:span></text:p>
      <text:p text:style-name="P15"><text:span text:style-name="Source_20_Text"><text:span text:style-name="T14">parameter[1:0] i_idle = 0; <text:s text:c="3"/>// ожидание прерывания</text:span></text:span></text:p>
      <text:p text:style-name="P15"><text:span text:style-name="Source_20_Text"><text:span text:style-name="T14">parameter[1:0] i_req = 1; <text:s text:c="4"/>// запрос векторного прерывания</text:span></text:span></text:p>
      <text:p text:style-name="P15"><text:span text:style-name="Source_20_Text"><text:span text:style-name="T14">parameter[1:0] i_wait = 2; <text:s text:c="3"/>// ожидание обработки прерывания со стороны процессора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reg[1:0] interrupt_state; 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>case (interrupt_state)</text:span></text:span></text:p>
      <text:p text:style-name="Standard"><text:span text:style-name="Source_20_Text"><text:span text:style-name="T14"><text:s text:c="3"/>// нет активного прерывания</text:span></text:span></text:p>
      <text:p text:style-name="Standard"><text:span text:style-name="Source_20_Text"><text:span text:style-name="T14"><text:s text:c="3"/>i_idle : <text:s/>begin</text:span></text:span></text:p>
      <text:p text:style-name="Standard"><text:span text:style-name="Source_20_Text"><text:span text:style-name="T14"><text:s text:c="7"/>// <text:s/>Если поднят флаг - переходим в состояние активного прерывания</text:span></text:span></text:p>
      <text:p text:style-name="Standard"><text:span text:style-name="Source_20_Text"><text:span text:style-name="T14"><text:s text:c="7"/>if ((ie == 1'b1) &amp; (interrupt_trigger == 1'b1)) <text:s/>begin</text:span></text:span></text:p>
      <text:p text:style-name="Standard"><text:span text:style-name="Source_20_Text"><text:span text:style-name="T14"><text:s text:c="15"/>interrupt_state &lt;= i_req ; </text:span></text:span></text:p>
      <text:p text:style-name="Standard"><text:span text:style-name="Source_20_Text"><text:span text:style-name="T14"><text:s text:c="15"/>irq &lt;= 1'b1 ; <text:s text:c="3"/>// запрос на прерывание</text:span></text:span></text:p>
      <text:p text:style-name="Standard"><text:span text:style-name="Source_20_Text"><text:span text:style-name="T14"><text:s text:c="8"/>end </text:span></text:span></text:p>
      <text:p text:style-name="Standard"><text:span text:style-name="Source_20_Text"><text:span text:style-name="T14"><text:tab/><text:tab/><text:tab/> // иначе снимаем запрос на прерывание</text:span></text:span></text:p>
      <text:p text:style-name="Standard"><text:span text:style-name="Source_20_Text"><text:span text:style-name="T14"><text:s text:c="8"/>else <text:s text:c="2"/>irq &lt;= 1'b0 ; <text:s text:c="3"/></text:span></text:span></text:p>
      <text:p text:style-name="Standard"><text:span text:style-name="Source_20_Text"><text:span text:style-name="T14"><text:s text:c="3"/>end</text:span></text:span></text:p>
      <text:p text:style-name="Standard"><text:span text:style-name="Source_20_Text"><text:span text:style-name="T14"><text:s text:c="3"/>// Формирование запроса на прерывание <text:s text:c="8"/></text:span></text:span></text:p>
      <text:p text:style-name="Standard"><text:span text:style-name="Source_20_Text"><text:span text:style-name="T14"><text:s text:c="3"/>i_req : <text:s text:c="2"/></text:span></text:span></text:p>
      <text:p text:style-name="Standard"><text:span text:style-name="Source_20_Text"><text:span text:style-name="T14"><text:s text:c="8"/>if (ie == 1'b0) <text:s text:c="3"/>interrupt_state &lt;= i_idle; <text:s text:c="4"/>// прерывания запрещены</text:span></text:span></text:p>
      <text:p text:style-name="Standard"><text:span text:style-name="Source_20_Text"><text:span text:style-name="T14"><text:s text:c="8"/>else if (iack == 1'b1) begin</text:span></text:span></text:p>
      <text:p text:style-name="Standard"><text:span text:style-name="Source_20_Text"><text:span text:style-name="T14"><text:s text:c="11"/>// если получено подтверждение прерывания от процессора</text:span></text:span></text:p>
      <text:p text:style-name="Standard"><text:span text:style-name="Source_20_Text"><text:span text:style-name="T14"><text:s text:c="11"/>irq &lt;= 1'b0 ; <text:s text:c="14"/>// снимаем запрос</text:span></text:span></text:p>
      <text:p text:style-name="Standard"><text:span text:style-name="Source_20_Text"><text:span text:style-name="T14"><text:s text:c="11"/>interrupt_trigger &lt;= 1'b0; <text:s/>// очищаем триггер прерывания</text:span></text:span></text:p>
      <text:p text:style-name="Standard"><text:span text:style-name="Source_20_Text"><text:span text:style-name="T14"><text:s text:c="11"/>interrupt_state &lt;= i_wait ; // переходим к ожиданию окончания обработки</text:span></text:span></text:p>
      <text:p text:style-name="Standard"><text:span text:style-name="Source_20_Text"><text:span text:style-name="T14"><text:s text:c="8"/>end </text:span></text:span></text:p>
      <text:p text:style-name="Standard"><text:span text:style-name="Source_20_Text"><text:span text:style-name="T14"><text:s text:c="3"/>// Ожидание окончания обработки прерывания <text:s text:c="8"/></text:span></text:span></text:p>
      <text:p text:style-name="Standard"><text:span text:style-name="Source_20_Text"><text:span text:style-name="T14"><text:s text:c="3"/>i_wait : if (iack == 1'b0) <text:s/>interrupt_state &lt;= i_idle ; // ждем снятия сигнала iack</text:span></text:span></text:p>
      <text:p text:style-name="Standard"><text:span text:style-name="Source_20_Text"><text:span text:style-name="T14">endcase</text:span></text:span></text:p>
      <text:p text:style-name="Standard"><text:span text:style-name="Source_20_Text"><text:span text:style-name="T14"/></text:span></text:p>
      <text:h text:style-name="Heading_20_1" text:outline-level="1"><text:span text:style-name="Source_20_Text">12. Подключение модуля к шине wishbone</text:span></text:h>
      <text:p text:style-name="P15"><text:span text:style-name="Source_20_Text"><text:span text:style-name="T19">Наш модуль готов. Теперь его надо подключить к общей шине — соединительному модулю topboard. Для этого в topboard надо описать несколько дополнительных сигналов: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>wire dio_stb; <text:s text:c="2"/>// строб выбора устройства</text:span></text:span></text:p>
      <text:p text:style-name="P15"><text:span text:style-name="Source_20_Text"><text:span text:style-name="T19">wire dio_ack; <text:s/>// сигнал подтверждения транзации от устройтства</text:span></text:span></text:p>
      <text:p text:style-name="P15"><text:span text:style-name="Source_20_Text"><text:span text:style-name="T19">wire [15:0] dio_dat; <text:s text:c="2"/>// локальная выходнаяшина данных модуля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>Далее создаем формирователь сигнала выбора устройства </text:span></text:span><text:span text:style-name="Source_20_Text"><text:span text:style-name="T20">по адресам 175300-175303</text:span></text:span><text:span text:style-name="Source_20_Text"><text:span text:style-name="T19">:</text:span></text:span></text:p>
      <text:p text:style-name="P15"><text:span text:style-name="Source_20_Text"><text:span text:style-name="T19"/></text:span></text:p>
      <text:p text:style-name="P16"><text:span text:style-name="Source_20_Text"><text:span text:style-name="T33">assign dio_stb = wb_stb &amp; wb_cyc &amp; (wb_adr[15:2] == (16'o175300 &gt;&gt; 2));</text:span></text:span></text:p>
      <text:p text:style-name="P16"><text:span text:style-name="Source_20_Text"><text:span text:style-name="T32"/></text:span></text:p>
      <text:p text:style-name="P16"><text:span text:style-name="Source_20_Text"><text:span text:style-name="T20">Подключаем сигнал подтверждения в сборную шину этих сигналов:</text:span></text:span></text:p>
      <text:p text:style-name="P16"><text:span text:style-name="Source_20_Text"><text:span text:style-name="T19"/></text:span></text:p>
      <text:p text:style-name="P16"><text:span text:style-name="Source_20_Text"><text:span text:style-name="T30">assign global_ack <text:s/>= ram_ack | rom_ack | …. | dio_ack;</text:span></text:span></text:p>
      <text:p text:style-name="P16"><text:span text:style-name="Source_20_Text"><text:span text:style-name="T19"/></text:span></text:p>
      <text:p text:style-name="P16"><text:span text:style-name="Source_20_Text"><text:span text:style-name="T20">Добавляем локальную выходную шину данных в мультиплексор шин данных:</text:span></text:span></text:p>
      <text:p text:style-name="P16"><text:span text:style-name="Source_20_Text"><text:span text:style-name="T20"/></text:span></text:p>
      <text:p text:style-name="P16"><text:span text:style-name="Source_20_Text"><text:span text:style-name="T31">assign wb_mux = </text:span></text:span></text:p>
      <text:p text:style-name="P16"><text:span text:style-name="Source_20_Text"><text:span text:style-name="T31"><text:s text:c="7"/>(ram_stb <text:s text:c="2"/>? ram_dat <text:s text:c="2"/>: 16'o000000)</text:span></text:span></text:p>
      <text:p text:style-name="P16"><text:span text:style-name="Source_20_Text"><text:span text:style-name="T31"><text:s text:c="5"/>| (rom_stb <text:s text:c="2"/>? rom_dat <text:s text:c="2"/>: 16'o000000)</text:span></text:span></text:p>
      <text:p text:style-name="P16"><text:span text:style-name="Source_20_Text"><text:span text:style-name="T31"><text:s text:c="11"/>……………..</text:span></text:span></text:p>
      <text:p text:style-name="P16"><text:span text:style-name="Source_20_Text"><text:span text:style-name="T31"><text:s text:c="5"/>| (dio_stb <text:s text:c="2"/>? dio_dat <text:s text:c="2"/>: 16'o000000)</text:span></text:span></text:p>
      <text:p text:style-name="P16"><text:span text:style-name="Source_20_Text"><text:span text:style-name="T20"/></text:span></text:p>
      <text:p text:style-name="P16"><text:span text:style-name="Source_20_Text"><text:span text:style-name="T20">Подключаем модуль к контроллеру прерываний, не забыв увеличить на 1 параметр N:</text:span></text:span></text:p>
      <text:p text:style-name="P16"><text:soft-page-break/><text:span text:style-name="Source_20_Text"><text:span text:style-name="T31">wbc_vic #(.N(10)) vic</text:span></text:span></text:p>
      <text:p text:style-name="P16"><text:span text:style-name="Source_20_Text"><text:span text:style-name="T31"><text:s text:c="4"/>………………...</text:span></text:span></text:p>
      <text:p text:style-name="P16"><text:span text:style-name="Source_20_Text"><text:span text:style-name="T31">(// <text:s text:c="5"/>UART1-Tx <text:s text:c="4"/>UART1-Rx <text:s/>... <text:s text:c="4"/>DIO</text:span></text:span></text:p>
      <text:p text:style-name="P16"><text:span text:style-name="Source_20_Text"><text:span text:style-name="T31">.ivec({16'o000064, 16'o000060, <text:s/>... <text:s text:c="2"/>16'o000310 }), // векторы</text:span></text:span></text:p>
      <text:p text:style-name="P16"><text:span text:style-name="Source_20_Text"><text:span text:style-name="T31">.ireq({irpstx_irq, irpsrx_irq, <text:s/>... <text:s text:c="2"/>dio_irq <text:s/>}), <text:s text:c="2"/>// запрос прерывания</text:span></text:span></text:p>
      <text:p text:style-name="P16"><text:span text:style-name="Source_20_Text"><text:span text:style-name="T31">.iack({irpstx_iack,irpsrx_iack, ... <text:s text:c="2"/>dio_iack }) <text:s text:c="3"/>// подтверждение прерывания</text:span></text:span></text:p>
      <text:p text:style-name="P16"><text:span text:style-name="Source_20_Text"><text:span text:style-name="T21"/></text:span></text:p>
      <text:p text:style-name="P16"><text:span text:style-name="Source_20_Text"><text:span text:style-name="T20">Вот и вся подготовка. Теперь можно подключать наш модуль к шине:</text:span></text:span></text:p>
      <text:p text:style-name="P16"><text:span text:style-name="Source_20_Text"><text:span text:style-name="T31">//**********************************</text:span></text:span></text:p>
      <text:p text:style-name="P16"><text:span text:style-name="Source_20_Text"><text:span text:style-name="T31">//* Тестовый модуль</text:span></text:span></text:p>
      <text:p text:style-name="P16"><text:span text:style-name="Source_20_Text"><text:span text:style-name="T31">//**********************************</text:span></text:span></text:p>
      <text:p text:style-name="P16"><text:span text:style-name="Source_20_Text"><text:span text:style-name="T31">dio dig1 (</text:span></text:span></text:p>
      <text:p text:style-name="P16"><text:span text:style-name="Source_20_Text"><text:span text:style-name="T31">// шина wishbone</text:span></text:span></text:p>
      <text:p text:style-name="P16"><text:span text:style-name="Source_20_Text"><text:span text:style-name="T31"><text:s text:c="3"/>.wb_clk_i(wb_clk), <text:s text:c="5"/>// тактовая частота шины</text:span></text:span></text:p>
      <text:p text:style-name="P16"><text:span text:style-name="Source_20_Text"><text:span text:style-name="T31"><text:s text:c="3"/>.wb_rst_i(sys_init), <text:s text:c="3"/>// сброс</text:span></text:span></text:p>
      <text:p text:style-name="P16"><text:span text:style-name="Source_20_Text"><text:span text:style-name="T31"><text:s text:c="3"/>.wb_adr_i(wb_adr[1:0]), // адрес </text:span></text:span></text:p>
      <text:p text:style-name="P16"><text:span text:style-name="Source_20_Text"><text:span text:style-name="T31"><text:s text:c="3"/>.wb_dat_i(wb_out), <text:s text:c="5"/>// входные данные</text:span></text:span></text:p>
      <text:p text:style-name="P16"><text:span text:style-name="Source_20_Text"><text:span text:style-name="T31"><text:s text:c="3"/>.wb_dat_o(dio_dat), <text:s text:c="5"/>// выходные данные</text:span></text:span></text:p>
      <text:p text:style-name="P16"><text:span text:style-name="Source_20_Text"><text:span text:style-name="T31"><text:s text:c="3"/>.wb_cyc_i(wb_cyc), <text:s text:c="5"/>// начало цикла шины</text:span></text:span></text:p>
      <text:p text:style-name="P16"><text:span text:style-name="Source_20_Text"><text:span text:style-name="T31"><text:s text:c="3"/>.wb_we_i(wb_we), <text:s text:c="7"/>// разрешение записи (0 - чтение)</text:span></text:span></text:p>
      <text:p text:style-name="P16"><text:span text:style-name="Source_20_Text"><text:span text:style-name="T31"><text:s text:c="3"/>.wb_stb_i(dio_stb), <text:s text:c="5"/>// строб цикла шины</text:span></text:span></text:p>
      <text:p text:style-name="P16"><text:span text:style-name="Source_20_Text"><text:span text:style-name="T31"><text:s text:c="3"/>.wb_sel_i(wb_sel), <text:s text:c="5"/>// выбор конкретных байтов для записи - старший, младший или оба</text:span></text:span></text:p>
      <text:p text:style-name="P16"><text:span text:style-name="Source_20_Text"><text:span text:style-name="T31"><text:s text:c="3"/>.wb_ack_o(dio_ack), <text:s text:c="5"/>// подтверждение выбора устройства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// обработка прерывания <text:s text:c="2"/></text:span></text:span></text:p>
      <text:p text:style-name="P16"><text:span text:style-name="Source_20_Text"><text:span text:style-name="T31"><text:s text:c="3"/>.irq(dio_irq), <text:s text:c="10"/>// запрос</text:span></text:span></text:p>
      <text:p text:style-name="P16"><text:span text:style-name="Source_20_Text"><text:span text:style-name="T31"><text:s text:c="3"/>.iack(dio_iack), <text:s text:c="8"/>// подтверждение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// линии ввода-вывода</text:span></text:span></text:p>
      <text:p text:style-name="P16"><text:span text:style-name="Source_20_Text"><text:span text:style-name="T31"><text:s text:c="3"/>.di1(di1),</text:span></text:span></text:p>
      <text:p text:style-name="P16"><text:span text:style-name="Source_20_Text"><text:span text:style-name="T31"><text:s text:c="3"/>.di2(di2),</text:span></text:span></text:p>
      <text:p text:style-name="P16"><text:span text:style-name="Source_20_Text"><text:span text:style-name="T31"><text:s text:c="3"/>.do1(do1),</text:span></text:span></text:p>
      <text:p text:style-name="P16"><text:span text:style-name="Source_20_Text"><text:span text:style-name="T31"><text:s text:c="3"/>.do2(do2)</text:span></text:span></text:p>
      <text:p text:style-name="P16"><text:span text:style-name="Source_20_Text"><text:span text:style-name="T31">);<text:tab/></text:span></text:span></text:p>
      <text:p text:style-name="P16"><text:span text:style-name="Source_20_Text"><text:span text:style-name="T20"/></text:span></text:p>
      <text:p text:style-name="P16"><text:span text:style-name="Source_20_Text"><text:span text:style-name="T20">Сигналы <text:s/>di1, di2, do1, do2 выводятся на внешние порты модуля topboard, им назначаются свободные ножки <text:s/>FPGA и подключаются к управляемому оборудованию. На этом создание простейшего модуля закончено.</text:span></text:span></text:p>
      <text:p text:style-name="P16"><text:span text:style-name="Source_20_Text"><text:span text:style-name="T20"/></text:span></text:p>
      <text:h text:style-name="Heading_20_1" text:outline-level="1"><text:span text:style-name="Source_20_Text">13. Заключение.</text:span></text:h>
      <text:p text:style-name="P16"><text:span text:style-name="Source_20_Text"><text:span text:style-name="T20">Полный исходный текст модуля dio лежит в файле doc/dio.v. Можно подключить его к проекту и поиграться с ним, повесив на внешние порты пару кнопок и светодиодов. Сам по себе этот модуль никакой практической ценности не представляет, он служит иллюстрацией процесса разработки собственных периферийных устройств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15:06:07.413829874</dc:date>
    <meta:editing-duration>P1DT8M38S</meta:editing-duration>
    <meta:editing-cycles>73</meta:editing-cycles>
    <meta:generator>LibreOffice/6.0.7.3$Linux_X86_64 LibreOffice_project/00m0$Build-3</meta:generator>
    <meta:document-statistic meta:table-count="2" meta:image-count="0" meta:object-count="0" meta:page-count="9" meta:paragraph-count="266" meta:word-count="2111" meta:character-count="15989" meta:non-whitespace-character-count="12976"/>
  </office:meta>
</office:document-meta>
</file>